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仿宋" svg:font-family="仿宋" style:font-family-generic="modern" style:font-pitch="fixed" svg:panose-1="2 1 6 9 6 1 1 1 1 1"/>
    <style:font-face style:name="楷体" svg:font-family="楷体" style:font-family-generic="modern" style:font-pitch="fixed" svg:panose-1="2 1 6 9 6 1 1 1 1 1"/>
    <style:font-face style:name="等线 Light" svg:font-family="等线 Light" style:font-family-generic="system" style:font-pitch="variable" svg:panose-1="2 1 6 0 3 1 1 1 1 1"/>
  </office:font-face-decls>
  <office:automatic-styles>
    <style:style style:name="P1" style:parent-style-name="正文" style:master-page-name="MP0" style:family="paragraph">
      <style:paragraph-properties fo:break-before="page"/>
    </style:style>
  </office:automatic-styles>
  <office:body>
    <office:text text:use-soft-page-breaks="true">
      <text:p text:style-name="P1"/>
      <text:p text:style-name="title1">2023年湖北中烟工业有限责任公司招聘考试真题</text:p>
      <text:p text:style-name="headline1">一、单选题</text:p>
      <text:p text:style-name="text1">1.生产卷烟纸、滤嘴棒、烟用丝束、烟草专用机械的企业,只可将产品销售给（ ）。</text:p>
      <text:p text:style-name="text2">A.持有烟草专卖生产企业许可证的烟草制品生产企业</text:p>
      <text:p text:style-name="text2">B.任何企业</text:p>
      <text:p text:style-name="text2">C.烟草公司和持有烟草专卖生产企业许可证的烟草制品生产企业</text:p>
      <text:p text:style-name="text2">D.任何个人</text:p>
      <text:p text:style-name="answer1">【答案】：C</text:p>
      <text:p text:style-name="text1">2.领取烟草专卖生产许可证的企业，因产业结构调整或企业组织形式变化等需要办理许可证变更、注销手续的，应当在依法获得国家烟草专卖局批准之日起（ ）日内向发证机关办理变更、注销手续。</text:p>
      <text:p text:style-name="text2">A.15</text:p>
      <text:p text:style-name="text2">B.30</text:p>
      <text:p text:style-name="text2">C.40</text:p>
      <text:p text:style-name="text2">D.35</text:p>
      <text:p text:style-name="answer1">【答案】：B</text:p>
      <text:p text:style-name="text1">3.烟草专卖行政主管部门对持证零售户提出歇业申请的审查主要采用（ ）的方式。</text:p>
      <text:p text:style-name="text2">A.形式审查和实地核查相结合</text:p>
      <text:p text:style-name="text2">B.书面审查</text:p>
      <text:p text:style-name="text2">C.形式审查</text:p>
      <text:p text:style-name="text2">D.实地核查</text:p>
      <text:soft-page-break/>
      <text:p text:style-name="answer1">【答案】：B</text:p>
      <text:p text:style-name="text1">4.个体户某甲因销售假冒伪劣卷烟,烟草专卖行政管理部门经调查核实后决定对其处以 10 万元的罚款。下列有关该事件的表述中哪项是不正确的?（ ）</text:p>
      <text:p text:style-name="text2">A.某甲既可以自己参加听证,也可以委托他人代理参加听证</text:p>
      <text:p text:style-name="text2">B.举行听证的费用由烟草专卖行政管理部门与某甲合理分担</text:p>
      <text:p text:style-name="text2">C.烟草专卖行政管理部门应告知某甲有要求举行听证的权利</text:p>
      <text:p text:style-name="text2">D.听证应当公开举行</text:p>
      <text:p text:style-name="answer1">【答案】：B</text:p>
      <text:p text:style-name="text1">5.烟草专卖行政执法人员在执法过程中应当做到（ ）。</text:p>
      <text:p text:style-name="text2">A.态度和蔼</text:p>
      <text:p text:style-name="text2">B.行为规范</text:p>
      <text:p text:style-name="text2">C.礼貌待人</text:p>
      <text:p text:style-name="text2">D.举止端庄</text:p>
      <text:p text:style-name="answer1">【答案】：B</text:p>
      <text:p text:style-name="text1">6.卷烟外包装警示区域所占面积不小于其所在面积（ ）</text:p>
      <text:p text:style-name="text2">A.20%</text:p>
      <text:p text:style-name="text2">B.35%</text:p>
      <text:p text:style-name="text2">C.25%</text:p>
      <text:p text:style-name="text2">D.30%</text:p>
      <text:p text:style-name="answer1">【答案】：B</text:p>
      <text:p text:style-name="text1">7.国家对下列哪项业务没有实行垄断经营、统一管理的制度。（ ）</text:p>
      <text:p text:style-name="text2">A.烟草专卖品的生产</text:p>
      <text:p text:style-name="text2">B.烟草专卖品的进出口</text:p>
      <text:p text:style-name="text2">C.烟草专卖品的运输</text:p>
      <text:p text:style-name="text2">D.烟草专卖品的销售</text:p>
      <text:p text:style-name="answer1">【答案】：C</text:p>
      <text:p text:style-name="text1">8.下列关于申请烟草专卖批发企业许可证应当具备的条件,说法错误的是（ ）。</text:p>
      <text:soft-page-break/>
      <text:p text:style-name="text2">A.有与经营烟草专卖品批发业务相适应的资金</text:p>
      <text:p text:style-name="text2">B.有固定的生产场所和必要的专业人员</text:p>
      <text:p text:style-name="text2">C.符合烟草专卖批发企业合理布局要求</text:p>
      <text:p text:style-name="text2">D.符合经营外国烟草专卖品业务合理布局的要求</text:p>
      <text:p text:style-name="answer1">【答案】：D</text:p>
      <text:p text:style-name="text1">9.烟叶由烟草公司或者其委托单位按照国家规定的（ ）统一收购，其他单位和个人不得收购。</text:p>
      <text:p text:style-name="text2">A.收购价格和面积</text:p>
      <text:p text:style-name="text2">B.收购面积</text:p>
      <text:p text:style-name="text2">C.收购标准和价格</text:p>
      <text:p text:style-name="text2">D.收购价格</text:p>
      <text:p text:style-name="answer1">【答案】：C</text:p>
      <text:p text:style-name="text1">10.只有领取烟草专卖许可证的单位和个人,才有资格从事烟草专卖品的生产和（ ）、零售以及进出口贸易活动。</text:p>
      <text:p text:style-name="text2">A.调拨</text:p>
      <text:p text:style-name="text2">B.运输</text:p>
      <text:p text:style-name="text2">C.收购</text:p>
      <text:p text:style-name="text2">D.批发</text:p>
      <text:p text:style-name="answer1">【答案】：D</text:p>
      <text:p text:style-name="text1">11.烟草专卖行政主管部门认为所查获案件应移送其他烟草专卖行政主管部门或相关行政执法机关的,应当指定（ ）专卖执法人员核实情况后提出移送行政案件的书面报告,</text:p>
      <text:p text:style-name="text2">A.3名</text:p>
      <text:p text:style-name="text2">B.2名或者2名以上</text:p>
      <text:p text:style-name="text2">C.1名</text:p>
      <text:p text:style-name="text2">D.2名</text:p>
      <text:p text:style-name="answer1">【答案】：B</text:p>
      <text:soft-page-break/>
      <text:p text:style-name="text1">12.在烟草制品运输过程中,应随货同行有（ ）。</text:p>
      <text:p text:style-name="text2">A.购销合同复印件</text:p>
      <text:p text:style-name="text2">B.准运证和购销合同原件</text:p>
      <text:p text:style-name="text2">C.发票</text:p>
      <text:p text:style-name="text2">D.准运证复印件</text:p>
      <text:p text:style-name="answer1">【答案】：B</text:p>
      <text:p text:style-name="text1">13.运用模型设计监测内容和问卷题目可以确保问卷结构的（ ）,同时也为之后的服务评估奠定了框架基础。</text:p>
      <text:p text:style-name="text2">A.完整性和科学性</text:p>
      <text:p text:style-name="text2">B.针对性和计划性</text:p>
      <text:p text:style-name="text2">C.完整性和针对性</text:p>
      <text:p text:style-name="text2">D.针对性和科学性</text:p>
      <text:p text:style-name="answer1">【答案】：A</text:p>
      <text:p text:style-name="text1">14.恢复营业是烟草专卖零售许可证（ ）类事项。</text:p>
      <text:p text:style-name="text2">A.处罚</text:p>
      <text:p text:style-name="text2">B.管理</text:p>
      <text:p text:style-name="text2">C.许可</text:p>
      <text:p text:style-name="text2">D.延展</text:p>
      <text:p text:style-name="answer1">【答案】：B</text:p>
      <text:p text:style-name="text1">15.《烟草专卖法》规定的烟草专用机械是（ ）。</text:p>
      <text:p text:style-name="text2">A.烟草专用机械的主机及配件</text:p>
      <text:p text:style-name="text2">B.烟草专用机械的主机</text:p>
      <text:p text:style-name="text2">C.烟草专用机械的整机</text:p>
      <text:p text:style-name="answer1">【答案】：C</text:p>
      <text:p text:style-name="text1">16.行政许可的一般程序主要包括（ ）。</text:p>
      <text:p text:style-name="text2">A.申请、审查、决定、发证</text:p>
      <text:p text:style-name="text2">B.申请、受理、审查、决定</text:p>
      <text:soft-page-break/>
      <text:p text:style-name="text2">C.登记、受理、审查、决定</text:p>
      <text:p text:style-name="text2">D.申请、审查、受理、决定</text:p>
      <text:p text:style-name="answer1">【答案】：B</text:p>
      <text:p text:style-name="text1">17.申办准运证的有关材料和准运证存根必须存档备案，保存期为 （ ）年。</text:p>
      <text:p text:style-name="text2">A.5</text:p>
      <text:p text:style-name="text2">B.3</text:p>
      <text:p text:style-name="text2">C.4</text:p>
      <text:p text:style-name="text2">D.2</text:p>
      <text:p text:style-name="answer1">【答案】：B</text:p>
      <text:p text:style-name="text1">18.通过了解和分析（ ）因素可以帮助企业判断市场总量、需求发展变化趋势和企业在市场中的竞争地位。</text:p>
      <text:p text:style-name="text2">A.卷烟消费状态</text:p>
      <text:p text:style-name="text2">B.宏观消费环境</text:p>
      <text:p text:style-name="text2">C.零售渠道状态</text:p>
      <text:p text:style-name="text2">D.卷烟品牌的竞争状态</text:p>
      <text:p text:style-name="answer1">【答案】：B</text:p>
      <text:p text:style-name="text1">19.以下对线索型涉烟情报进行处置利用错误的是（ ）。</text:p>
      <text:p text:style-name="text2">A.线索反映可能对市场危害大、价值高、时间要求紧的,要立即组织力量查证情况,据情采取措施,实行专案查破</text:p>
      <text:p text:style-name="text2">B.对一些难以查证其准确程度的线索,在做好防范、监控的前提下继续查证,并在长时期内进行追踪,直至查个水落石出</text:p>
      <text:p text:style-name="text2">C.线索反映对象属专卖部门日常关注的重点对象,并有重要价值的,要立即组织人员深入调查,布置监控重点对象的活动</text:p>
      <text:p text:style-name="text2">D.线索反映可能对市场危害较小、价值较小、时间要求较为宽松的,要进行登记备案,在日常监管中进行查实</text:p>
      <text:p text:style-name="answer1">【答案】：D</text:p>
      <text:p text:style-name="text1">20.下列哪项属于行政处罚 （ ） ?</text:p>
      <text:soft-page-break/>
      <text:p text:style-name="text2">A.先行登记保存</text:p>
      <text:p text:style-name="text2">B.记过</text:p>
      <text:p text:style-name="text2">C.罚款</text:p>
      <text:p text:style-name="answer1">【答案】：C</text:p>
      <text:p text:style-name="text1">21.领有烟草专卖零售许可证的李某从外地烟草专卖批发企业购进20条“泰山”牌卷烟,烟草专卖行政主管部门应给予以下哪种处罚（ ）。</text:p>
      <text:p text:style-name="text2">A.取消经营资格</text:p>
      <text:p text:style-name="text2">B.没收违法所得,可处以进货总额的5%以上10%以下的罚款</text:p>
      <text:p text:style-name="text2">C.吊销李某的烟草专卖零售许可证</text:p>
      <text:p text:style-name="text2">D.没收违法所得,并没收违法购进的卷烟,可处以进货总额的10%以上20%以下的罚款</text:p>
      <text:p text:style-name="answer1">【答案】：B</text:p>
      <text:p text:style-name="text1">22.当事人拒绝在询问笔录上签名的，由 （ ） 在询问笔录上载明当事人拒签的理由。</text:p>
      <text:p text:style-name="text2">A.调查人员</text:p>
      <text:p text:style-name="text2">B.检查人员</text:p>
      <text:p text:style-name="text2">C.见证人</text:p>
      <text:p text:style-name="answer1">【答案】：A</text:p>
      <text:p text:style-name="text1">23.卷烟、雪茄烟的年度总产量计划属于（ ）。</text:p>
      <text:p text:style-name="text2">A.指导性计划</text:p>
      <text:p text:style-name="text2">B.指令性上限计划</text:p>
      <text:p text:style-name="text2">C.指令性下限计划</text:p>
      <text:p text:style-name="text2">D.以销量定计划</text:p>
      <text:p text:style-name="answer1">【答案】：B</text:p>
      <text:p text:style-name="text1">24.根据国家局《关于进一步规范卷烟零售客户分类工和的通知》(中烟销网[2008]52号)要求,将卷烟零售客户划分为（ ）个业态。</text:p>
      <text:p text:style-name="text2">A.6</text:p>
      <text:p text:style-name="text2">B.8</text:p>
      <text:soft-page-break/>
      <text:p text:style-name="text2">C.7</text:p>
      <text:p text:style-name="text2">D.5</text:p>
      <text:p text:style-name="answer1">【答案】：C</text:p>
      <text:p text:style-name="text1">25.下列说法错误的是。（ ）</text:p>
      <text:p text:style-name="text2">A.准运证不能重复使用</text:p>
      <text:p text:style-name="text2">B.应在准运证有效期限内完成烟草专卖品的运输。不能在有效期限内完成的，应及时到发证机关更换</text:p>
      <text:p text:style-name="text2">C.运输过程中准运证应随货同行；所运输的</text:p>
      <text:p text:style-name="text2">D.购销合同复印件应与准运证同行</text:p>
      <text:p text:style-name="answer1">【答案】：D</text:p>
      <text:p text:style-name="text1">26.社会意识相对独立性的最突出的表现是：</text:p>
      <text:p text:style-name="text2">A.各种社会意识之间的相互影响</text:p>
      <text:p text:style-name="text2">B.社会意识具有超前性、滞后性</text:p>
      <text:p text:style-name="text2">C.社会意识的历史继承性</text:p>
      <text:p text:style-name="text2">D.社会意识对社会存在的反作用</text:p>
      <text:p text:style-name="answer1">【答案】：D</text:p>
      <text:p text:style-name="text1">27.“亲人送水来解渴，军民鱼水一家人。横断山，路难行……乌江天险重飞渡，兵临贵阳逼昆明。敌人弃甲丢烟枪，我军乘胜赶路程。调虎离山袭金沙……”这是歌曲《四渡赤水出奇兵》中的一段歌词，下列与之相关的说法正确的是：</text:p>
      <text:p text:style-name="text2">A.“调虎离山袭金沙”是由毛泽东指挥的</text:p>
      <text:p text:style-name="text2">B.“军民鱼水”之情表现了沿途人民群众对新四军的支持</text:p>
      <text:p text:style-name="text2">C.“乌江天险”正是楚汉战争时项羽兵败自刎的地方</text:p>
      <text:p text:style-name="text2">D.李白《蜀道难》描写的正是此地“路难行”的状况</text:p>
      <text:p text:style-name="answer1">【答案】：A</text:p>
      <text:p text:style-name="text1">28.1986年9月，邓小平同志在会见波兰客人时说：“我们两国原来的政治体制都是从苏联模式来的。看来这个模式在苏联也不是很成功的。即使在苏联百分之百的成功，但是它能够符合中国的实际情况吗？能够符合波兰的实际情况<text:soft-page-break/>吗？……我们现在提出政治体制改革，是根据我国的实际情况决定的。”邓小平同志上述论断主要体现的哲学道理是：</text:p>
      <text:p text:style-name="text2">A.矛盾具有特殊性</text:p>
      <text:p text:style-name="text2">B.矛盾具有普遍性</text:p>
      <text:p text:style-name="text2">C.内因对事物的发展起决定性作用</text:p>
      <text:p text:style-name="text2">D.联系具有条件性</text:p>
      <text:p text:style-name="answer1">【答案】：A</text:p>
      <text:p text:style-name="text1">29.《乡村振兴战略规划（2018—2022年）》提出，到2050年，乡村全面振兴，要全面实现的目标不包括：</text:p>
      <text:p text:style-name="text2">A.农村美</text:p>
      <text:p text:style-name="text2">B.农业强</text:p>
      <text:p text:style-name="text2">C.农民富</text:p>
      <text:p text:style-name="text2">D.农贸兴</text:p>
      <text:p text:style-name="answer1">【答案】：D</text:p>
      <text:p text:style-name="text1">30.实现碳达峰碳中和目标，是贯彻新发展理念、构建新发展格局、推动高质量发展的内在要求。下列关于“双碳”工作的说法错误的是：</text:p>
      <text:p text:style-name="text2">A.推进“双碳”工作，必须坚持全国统筹、节约优先、双轮驱动、内外畅通、防范风险的原则</text:p>
      <text:p text:style-name="text2">B.要倡导简约适度、绿色低碳、文明健康的生活方式，引导绿色低碳消费，鼓励绿色出行</text:p>
      <text:p text:style-name="text2">C.要坚决遏制钢铁、有色、石化、化工、建材等高耗能、高排放、低水平项目发展，严把新上项目的碳排放关</text:p>
      <text:p text:style-name="text2">D.推进“双碳”工作是破解资源环境约束突出问题、实现可持续发展的迫切需要</text:p>
      <text:p text:style-name="answer1">【答案】：C</text:p>
      <text:p text:style-name="text1">31.根据《事业单位人事管理条例》，初次就业的工作人员与事业单位订立的聘用合同期限3年以上的，试用期为（ ）。</text:p>
      <text:p text:style-name="text2">A.9个月</text:p>
      <text:p text:style-name="text2">B.3个月</text:p>
      <text:soft-page-break/>
      <text:p text:style-name="text2">C.6个月</text:p>
      <text:p text:style-name="text2">D.12个月</text:p>
      <text:p text:style-name="answer1">【答案】：D</text:p>
      <text:p text:style-name="text1">32.在公告的总体结构中，可以缺少的一部分是：（ ）</text:p>
      <text:p text:style-name="text2">A.成文时间</text:p>
      <text:p text:style-name="text2">B.正文</text:p>
      <text:p text:style-name="text2">C.主送单位</text:p>
      <text:p text:style-name="text2">D.标题</text:p>
      <text:p text:style-name="answer1">【答案】：C</text:p>
      <text:p text:style-name="text1">33.五代十国是中国历史上的一段大分裂时期。“五代”是指唐朝灭亡后依次定都于中原地区的五个朝代。下列选项中，对“五代”排序正确的是（ ）。</text:p>
      <text:p text:style-name="text2">A.后晋、后汉、后梁、后周、后唐</text:p>
      <text:p text:style-name="text2">B.后梁、后唐、后晋、后汉、后周</text:p>
      <text:p text:style-name="text2">C.后梁、后晋、后汉、后周、后唐</text:p>
      <text:p text:style-name="text2">D.后唐、后梁、后晋、后汉、后周</text:p>
      <text:p text:style-name="answer1">【答案】：B</text:p>
      <text:p text:style-name="text1">34.根据民法规定，因意外事件，自然人下落不明满（ ）。的利害关系人可以向人民法院申请宣告该自然人死亡。</text:p>
      <text:p text:style-name="text2">A.五年</text:p>
      <text:p text:style-name="text2">B.四年</text:p>
      <text:p text:style-name="text2">C.二年</text:p>
      <text:p text:style-name="text2">D.三年</text:p>
      <text:p text:style-name="answer1">【答案】：C</text:p>
      <text:p text:style-name="text1">35.下面哪个剧种被称为“中国百戏之师”?（ ）</text:p>
      <text:p text:style-name="text2">A.黄梅戏</text:p>
      <text:p text:style-name="text2">B.京剧</text:p>
      <text:p text:style-name="text2">C.昆曲</text:p>
      <text:soft-page-break/>
      <text:p text:style-name="text2">D.越剧</text:p>
      <text:p text:style-name="answer1">【答案】：C</text:p>
      <text:p text:style-name="text1">36.关于撰写简报的一般要求，下列表述中最符合的一项是（ ）。</text:p>
      <text:p text:style-name="text2">A.要求首先讲清形势，说明意义</text:p>
      <text:p text:style-name="text2">B.要求简明精炼，突出重点，字数一般控制在千字左右</text:p>
      <text:p text:style-name="text2">C.一定要用分条列项的形式表述</text:p>
      <text:p text:style-name="text2">D.要有很强的理论性</text:p>
      <text:p text:style-name="answer1">【答案】：B</text:p>
      <text:p text:style-name="text1">37.法国科学家路易·巴斯德说：“在观察事物之际，机遇偏爱有准备的头脑。”这句话强调了（ ）。</text:p>
      <text:p text:style-name="text2">A.人们要充分发挥主观能动性</text:p>
      <text:p text:style-name="text2">B.人们在认识事物时要有理性的指导</text:p>
      <text:p text:style-name="text2">C.人们对每一件事情都要细心观察</text:p>
      <text:p text:style-name="text2">D.人们获得感性经验的重要性</text:p>
      <text:p text:style-name="answer1">【答案】：B</text:p>
      <text:p text:style-name="text1">38.以下不属于完全竞争市场条件特征的是（ ）。</text:p>
      <text:p text:style-name="text2">A.存在大量买者和卖者</text:p>
      <text:p text:style-name="text2">B.资源流动性</text:p>
      <text:p text:style-name="text2">C.信息多样性</text:p>
      <text:p text:style-name="text2">D.产品同质性</text:p>
      <text:p text:style-name="answer1">【答案】：C</text:p>
      <text:p text:style-name="text1">39.人类崇拜大山因此而产生了众多的山神，其中东岳大帝在民间极有影响，供奉这位被认为掌管人类贵贱生死的大神的祖庙在以下哪座山上：（ ）</text:p>
      <text:p text:style-name="text2">A.泰山</text:p>
      <text:p text:style-name="text2">B.华山</text:p>
      <text:p text:style-name="text2">C.恒山</text:p>
      <text:p text:style-name="text2">D.嵩山</text:p>
      <text:soft-page-break/>
      <text:p text:style-name="answer1">【答案】：A</text:p>
      <text:p text:style-name="text1">40.在社会公共生活中，人与人之间应该团结友爱，互相关心，互相帮助，扶危济困，助人为乐。这是我国现代社会提倡的（ ）。</text:p>
      <text:p text:style-name="text2">A.环境道德的要求之一</text:p>
      <text:p text:style-name="text2">B.家庭美德的要求之一</text:p>
      <text:p text:style-name="text2">C.社会公德的要求之一</text:p>
      <text:p text:style-name="text2">D.职业道德的要求之一</text:p>
      <text:p text:style-name="answer1">【答案】：C</text:p>
      <text:p text:style-name="headline1">二、多选题</text:p>
      <text:p text:style-name="text1">41.使用证据是指对经过审查认定的全案证据进行综合分析,以确定（ ）。</text:p>
      <text:p text:style-name="text2">A.给予什么处罚的问题</text:p>
      <text:p text:style-name="text2">B.案件事实分类</text:p>
      <text:p text:style-name="text2">C.当事人是否有违法行为和违法行为情节的轻重</text:p>
      <text:p text:style-name="text2">D.是否应当对当事人依法追究责任</text:p>
      <text:p text:style-name="answer1">【答案】：ABCD</text:p>
      <text:p text:style-name="text1">42.磋商可通过当面谈判、交换函电或电子数据交换进行,一般要经过（ ）等环节。</text:p>
      <text:p text:style-name="text2">A.发盘</text:p>
      <text:p text:style-name="text2">B.还盘</text:p>
      <text:p text:style-name="text2">C.接受</text:p>
      <text:p text:style-name="text2">D.询盘</text:p>
      <text:p text:style-name="answer1">【答案】：ABCD</text:p>
      <text:p text:style-name="text1">43. 零售客户是烟草商业企业最重要的服务对象,是（ ）。</text:p>
      <text:p text:style-name="text2">A.服务评价者</text:p>
      <text:p text:style-name="text2">B.服务创新者</text:p>
      <text:p text:style-name="text2">C.服务体验者</text:p>
      <text:soft-page-break/>
      <text:p text:style-name="text2">D.服务受益者</text:p>
      <text:p text:style-name="answer1">【答案】：ACD</text:p>
      <text:p text:style-name="text1">44.卷烟是一种特殊的消费品,卷烟消费有其自身的特点,包括（ ）。</text:p>
      <text:p text:style-name="text2">A.快速消费性</text:p>
      <text:p text:style-name="text2">B.强烈的品牌偏好性</text:p>
      <text:p text:style-name="text2">C.明显的区域性</text:p>
      <text:p text:style-name="text2">D.顽固的口味偏好性</text:p>
      <text:p text:style-name="answer1">【答案】：ABCD</text:p>
      <text:p text:style-name="text1">45. 某调查问卷中有这样一个问题“您的年龄是:①18岁以下②18—30岁③30—50岁④50—80岁”,该问题设计违反了（ ）要求。</text:p>
      <text:p text:style-name="text2">A.完全穷尽</text:p>
      <text:p text:style-name="text2">B.相互交错</text:p>
      <text:p text:style-name="text2">C.相互独立</text:p>
      <text:p text:style-name="text2">D.突出重点</text:p>
      <text:p text:style-name="answer1">【答案】：AC</text:p>
      <text:p text:style-name="text1">46.“我与客户共成长”主题营销活动包括（ ）</text:p>
      <text:p text:style-name="text2">A.我的客户我辅导</text:p>
      <text:p text:style-name="text2">B.我的客户我管理</text:p>
      <text:p text:style-name="text2">C.我的业务我学习</text:p>
      <text:p text:style-name="text2">D.我的终端我维护</text:p>
      <text:p text:style-name="answer1">【答案】：ACD</text:p>
      <text:p text:style-name="text1">47.《烟草专卖法》所指的烟草专卖品是（ ）。</text:p>
      <text:p text:style-name="text2">A.复烤烟叶</text:p>
      <text:p text:style-name="text2">B.烟盒</text:p>
      <text:p text:style-name="text2">C.滤嘴棒</text:p>
      <text:p text:style-name="text2">D.卷烟</text:p>
      <text:p text:style-name="answer1">【答案】：ACD</text:p>
      <text:soft-page-break/>
      <text:p text:style-name="text1">48.以下属于引导、规范、整合食杂店、便利店、娱乐服务类等中小零售业态措施的是（ ）。</text:p>
      <text:p text:style-name="text2">A.在供货环节上,要确定好供货量,确保销售任务完成</text:p>
      <text:p text:style-name="text2">B.在发证环节上,要合理利用专卖法赋予烟草部门的权限,严把发证关,限制此类业态的数量以及连锁发展的趋势,使其不能形成较大的规模</text:p>
      <text:p text:style-name="text2">C.在营销策略上制定合理的营销与服务政策,尽可能满足他们的需求</text:p>
      <text:p text:style-name="text2">D.在价格环节上,要实行明码标价和统一指导价,发现降价现象,要以减量供货或停止供货等手段加以限制</text:p>
      <text:p text:style-name="answer1">【答案】：BCD</text:p>
      <text:p text:style-name="text1">49. “国家利益至上”的具体内容包括（ ）</text:p>
      <text:p text:style-name="text2">A.国家烟草专卖法及其相关政策规定必须不折不扣地贯彻执行</text:p>
      <text:p text:style-name="text2">B.为国家财政积累多做贡献、确保国有资产保值增值</text:p>
      <text:p text:style-name="text2">C.烟草市场的运行秩序必须得到切实维护</text:p>
      <text:p text:style-name="text2">D.依靠科技创新和严格管理为消费者服务提供保障</text:p>
      <text:p text:style-name="answer1">【答案】：ABC</text:p>
      <text:p text:style-name="text1">50.《烟草行业内部专卖管理监督工作规范》规定,对烟叶种植收购调拨企业定期检查,要查处超计划种植、合同签订不规范、虚假合同、（ ）等问题。</text:p>
      <text:p text:style-name="text2">A.只签不种</text:p>
      <text:p text:style-name="text2">B.多户签一份合同</text:p>
      <text:p text:style-name="text2">C.少签多种</text:p>
      <text:p text:style-name="text2">D.多签少种</text:p>
      <text:p text:style-name="answer1">【答案】：ABCD</text:p>
      <text:p text:style-name="text1">51.增值服务包括（ ）</text:p>
      <text:p text:style-name="text2">A.网上配货</text:p>
      <text:p text:style-name="text2">B.拜访服务</text:p>
      <text:p text:style-name="text2">C.终端信息化</text:p>
      <text:p text:style-name="text2">D.客户指导</text:p>
      <text:soft-page-break/>
      <text:p text:style-name="answer1">【答案】：ACD</text:p>
      <text:p text:style-name="text1">52.证据具有以下属性。（ ）</text:p>
      <text:p text:style-name="text2">A.关联性</text:p>
      <text:p text:style-name="text2">B.合理性</text:p>
      <text:p text:style-name="text2">C.合法性</text:p>
      <text:p text:style-name="text2">D.客观性</text:p>
      <text:p text:style-name="answer1">【答案】：ACD</text:p>
      <text:p text:style-name="text1">53. 卷烟营销组织发展趋势,主要包括（ ）。</text:p>
      <text:p text:style-name="text2">A.结构扁平化</text:p>
      <text:p text:style-name="text2">B.组织虚拟化</text:p>
      <text:p text:style-name="text2">C.岗位复杂化</text:p>
      <text:p text:style-name="text2">D.组织柔性化</text:p>
      <text:p text:style-name="answer1">【答案】：ABD</text:p>
      <text:p text:style-name="text1">54.月度、季度和年度市场检查计划的共性包括（ ）。</text:p>
      <text:p text:style-name="text2">A.都要组织市场监管员讨论市场检查的内容和目标</text:p>
      <text:p text:style-name="text2">B.都应注意本辖区市场检查的全面性</text:p>
      <text:p text:style-name="text2">C.都要充分考虑上级对专卖管理工作的规划、部署和要求</text:p>
      <text:p text:style-name="text2">D.都属于长期的计划</text:p>
      <text:p text:style-name="answer1">【答案】：ABC</text:p>
      <text:p text:style-name="text1">55.生产物流具有以下（ ）的特点。</text:p>
      <text:p text:style-name="text2">A.搬运活动</text:p>
      <text:p text:style-name="text2">B.物流过程</text:p>
      <text:p text:style-name="text2">C.实现价值</text:p>
      <text:p text:style-name="text2">D.物流运行</text:p>
      <text:p text:style-name="answer1">【答案】：ABCD</text:p>
      <text:p text:style-name="text1">56.针对烟草企业,通过电子化的服务提供可以带来的影响是（ ）。</text:p>
      <text:p text:style-name="text2">A.提升工作效率</text:p>
      <text:soft-page-break/>
      <text:p text:style-name="text2">B.优化供应链</text:p>
      <text:p text:style-name="text2">C.提升工作效益</text:p>
      <text:p text:style-name="text2">D.提升员工满意度</text:p>
      <text:p text:style-name="answer1">【答案】：ABC</text:p>
      <text:p text:style-name="text1">57.以下关于服务描述正确的是（ ）。</text:p>
      <text:p text:style-name="text2">A.既"赚钱"又感觉心情舒畅才是烟草公司提供给零售客户的完整价值</text:p>
      <text:p text:style-name="text2">B.能够赚钱是烟草公司为卷烟零售客户提供服务的功能价值</text:p>
      <text:p text:style-name="text2">C.卷烟零售客户与烟草公司进行交易的目的只是要获得卷烟</text:p>
      <text:p text:style-name="text2">D.顾客得到企业和员工的关怀和尊重,是服务的情感价值</text:p>
      <text:p text:style-name="answer1">【答案】：ABD</text:p>
      <text:p text:style-name="text1">58.市场监管员在日常检查工作中,对卷烟零售户违法违规经营卷烟的行为,下列处理正确的有:（ ） 。</text:p>
      <text:p text:style-name="text2">A.不能当场处理的要及时将情况向稽查队汇报,由稽查队组织人员依法进行查处</text:p>
      <text:p text:style-name="text2">B.不能当场处理的要及时将情况向专卖监督管理科(股)汇报,由专卖监督管理科(股)组织人员依法进行查处</text:p>
      <text:p text:style-name="text2">C.能当场处理的要当场进行处理,并将当场查获的违法卷烟及时上报稽查队交专卖监督管理科(股)进行处理</text:p>
      <text:p text:style-name="text2">D.能当场处理的要当场进行处理,并将当场查获的违法卷烟直接交专卖监督管理科(股)进行处理</text:p>
      <text:p text:style-name="answer1">【答案】：AC</text:p>
      <text:p text:style-name="text1">59.根据《烟草专卖行政处罚程序规定》,（ ）烟草专卖行政主管部门应当不予立案,已经立案的应当予以撤销。不予立案或者撤销立案的,应当填写不予立案或者撤销立案报告表,报本烟草专卖行政主管部门负责人批准。</text:p>
      <text:p text:style-name="text2">A.违法行为超过法律规定的行政处罚时限的</text:p>
      <text:p text:style-name="text2">B.违法行为显著轻微且已改正的</text:p>
      <text:p text:style-name="text2">C.不属于本机关管辖的</text:p>
      <text:p text:style-name="text2">D.违法事实不成立的</text:p>
      <text:soft-page-break/>
      <text:p text:style-name="answer1">【答案】：ABCD</text:p>
      <text:p text:style-name="text1">60.下列选项中,属于物流系统的增值服务功能的是（ ）。</text:p>
      <text:p text:style-name="text2">A.降低成本服务</text:p>
      <text:p text:style-name="text2">B.加速的信息传递服务与快速的物流服务</text:p>
      <text:p text:style-name="text2">C.便利性服务</text:p>
      <text:p text:style-name="text2">D.商品包装服务</text:p>
      <text:p text:style-name="answer1">【答案】：AB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仿宋" svg:font-family="仿宋" style:font-family-generic="modern" style:font-pitch="fixed" svg:panose-1="2 1 6 9 6 1 1 1 1 1"/>
    <style:font-face style:name="楷体" svg:font-family="楷体" style:font-family-generic="modern" style:font-pitch="fixed" svg:panose-1="2 1 6 9 6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等线" style:font-name-asian="等线"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0.5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FooterChar" style:display-name="Footer Char" style:family="text" style:parent-style-name="默认段落字体">
      <style:text-properties fo:font-size="9pt" style:font-size-asian="9pt" style:font-size-complex="9pt"/>
    </style:style>
    <style:style style:name="title1" style:display-name="title1" style:family="paragraph" style:parent-style-name="正文">
      <style:paragraph-properties style:snap-to-layout-grid="false" fo:text-align="center" fo:margin-bottom="0.1083in"/>
      <style:text-properties style:font-name="宋体" style:font-name-asian="宋体" fo:font-weight="bold" style:font-weight-asian="bold" style:font-weight-complex="bold" fo:color="#C00000" fo:font-size="26pt" style:font-size-asian="26pt" style:font-size-complex="28pt" fo:hyphenate="false"/>
    </style:style>
    <style:style style:name="title2" style:display-name="title2" style:family="paragraph" style:parent-style-name="正文">
      <style:paragraph-properties fo:text-align="center"/>
      <style:text-properties style:font-name="黑体" style:font-name-asian="黑体" fo:font-weight="bold" style:font-weight-asian="bold" style:font-weight-complex="bold" fo:font-size="24pt" style:font-size-asian="24pt" style:font-size-complex="26pt" fo:hyphenate="false"/>
    </style:style>
    <style:style style:name="title3" style:display-name="title3" style:family="paragraph" style:parent-style-name="正文">
      <style:paragraph-properties fo:text-align="center"/>
      <style:text-properties style:font-name="仿宋" style:font-name-asian="仿宋" fo:font-size="14pt" style:font-size-asian="14pt" style:font-size-complex="16pt" fo:hyphenate="false"/>
    </style:style>
    <style:style style:name="headline1" style:display-name="headline1" style:family="paragraph" style:parent-style-name="正文" style:auto-update="true">
      <style:paragraph-properties style:snap-to-layout-grid="false" fo:text-align="start" fo:margin-top="0.2166in" fo:line-height="150%"/>
      <style:text-properties style:font-name="宋体" style:font-name-asian="宋体" fo:font-weight="bold" style:font-weight-asian="bold" fo:color="#3B5ECD" fo:font-size="16pt" style:font-size-asian="16pt" style:font-size-complex="16pt" fo:hyphenate="false"/>
    </style:style>
    <style:style style:name="text1" style:display-name="text1" style:family="paragraph" style:parent-style-name="正文">
      <style:paragraph-properties style:snap-to-layout-grid="false" fo:margin-top="0.043in" fo:line-height="150%"/>
      <style:text-properties style:font-name="宋体" style:font-name-asian="宋体" fo:font-size="14pt" style:font-size-asian="14pt" style:font-size-complex="14pt" fo:hyphenate="false"/>
    </style:style>
    <style:style style:name="answer1" style:display-name="answer1" style:family="paragraph" style:parent-style-name="text1">
      <style:paragraph-properties fo:margin-top="0in"/>
      <style:text-properties style:font-name="楷体" style:font-name-asian="楷体" style:font-weight-complex="bold" fo:color="#C00000" fo:hyphenate="false"/>
    </style:style>
    <style:style style:name="正文文本" style:display-name="正文文本" style:family="paragraph" style:parent-style-name="正文">
      <style:paragraph-properties fo:margin-bottom="0.0833in"/>
      <style:text-properties fo:hyphenate="false"/>
    </style:style>
    <style:style style:name="BodyTextChar" style:display-name="Body Text Char" style:family="text" style:parent-style-name="默认段落字体"/>
    <style:style style:name="score1" style:display-name="score1" style:family="paragraph" style:parent-style-name="正文">
      <style:paragraph-properties fo:text-align="center"/>
      <style:text-properties style:font-name="仿宋" style:font-name-asian="仿宋" fo:font-size="14pt" style:font-size-asian="14pt" style:font-size-complex="16pt" fo:hyphenate="false"/>
    </style:style>
    <style:style style:name="subhead1" style:display-name="subhead1" style:family="paragraph" style:parent-style-name="正文">
      <style:paragraph-properties fo:text-align="center" fo:margin-top="0.1083in" fo:margin-bottom="0.1083in"/>
      <style:text-properties style:font-name="黑体" style:font-name-asian="黑体" fo:font-weight="bold" style:font-weight-asian="bold" style:font-weight-complex="bold" fo:font-size="24pt" style:font-size-asian="24pt" style:font-size-complex="26pt" fo:hyphenate="false"/>
    </style:style>
    <style:style style:name="explanation1" style:display-name="explanation1" style:family="paragraph" style:parent-style-name="正文">
      <style:paragraph-properties fo:margin-top="0.1083in" fo:margin-bottom="0.1083in" fo:line-height="120%"/>
      <style:text-properties style:font-name="楷体" style:font-name-asian="楷体" fo:font-size="12pt" style:font-size-asian="12pt" style:font-size-complex="14pt" fo:hyphenate="false"/>
    </style:style>
    <style:style style:name="text2" style:display-name="text2" style:family="paragraph" style:parent-style-name="正文">
      <style:paragraph-properties style:snap-to-layout-grid="false" fo:line-height="150%"/>
      <style:text-properties style:font-name="宋体" style:font-name-asian="宋体" fo:font-size="12pt" style:font-size-asian="12pt" style:font-size-complex="12pt" fo:hyphenate="false"/>
    </style:style>
    <style:style style:name="CommentReference" style:display-name="Comment Reference" style:family="text" style:parent-style-name="默认段落字体">
      <style:text-properties fo:font-size="10.5pt" style:font-size-asian="10.5pt" style:font-size-complex="10.5pt"/>
    </style:style>
    <style:style style:name="CommentText" style:display-name="Comment Text" style:family="paragraph" style:parent-style-name="正文">
      <style:paragraph-properties fo:text-align="start"/>
      <style:text-properties fo:hyphenate="false"/>
    </style:style>
    <style:style style:name="CommentTextChar" style:display-name="Comment Text Char" style:family="text" style:parent-style-name="默认段落字体"/>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HeaderChar" style:display-name="Header Char"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9in" fo:margin-left="0.75in" fo:margin-bottom="0.6888in" fo:margin-right="0.75in" style:num-format="1" style:writing-mode="lr-tb" style:layout-grid-mode="line" style:layout-grid-lines="41"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页脚" style:family="paragraph">
      <style:paragraph-properties fo:text-align="center"/>
    </style:style>
    <style:style style:name="T3" style:parent-style-name="默认段落字体" style:family="text">
      <style:text-properties fo:language="zh" fo:country="CN"/>
    </style:style>
    <style:style style:name="T4" style:parent-style-name="默认段落字体" style:family="text">
      <style:text-properties fo:font-weight="bold" style:font-weight-asian="bold" style:font-weight-complex="bold" fo:language="zh" fo:country="CN"/>
    </style:style>
    <style:style style:name="T5" style:parent-style-name="默认段落字体" style:family="text">
      <style:text-properties fo:language="zh" fo:country="CN"/>
    </style:style>
    <style:style style:name="T6" style:parent-style-name="默认段落字体" style:family="text">
      <style:text-properties fo:font-weight="bold" style:font-weight-asian="bold" style:font-weight-complex="bold" fo:language="zh" fo:country="CN"/>
    </style:style>
    <style:style style:name="P7" style:parent-style-name="页脚" style:family="paragraph">
      <style:paragraph-properties fo:text-align="end"/>
      <style:text-properties fo:color="#E7E6E6"/>
    </style:style>
  </office:automatic-styles>
  <office:master-styles>
    <style:master-page style:name="MP0" style:page-layout-name="PL0">
      <style:footer>
        <text:p text:style-name="P2"><text:span text:style-name="T3"><text:s/></text:span><text:span text:style-name="T4"><text:page-number text:fixed="false">2</text:page-number></text:span><text:span text:style-name="T5"><text:s/>/<text:s/></text:span><text:span text:style-name="T6"><text:page-count>2</text:page-count></text:span></text:p>
        <text:p text:style-name="P7">收集整理，仅供参考</text:p>
        <text:p text:style-name="正文"/>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pp ppp</meta:initial-creator>
    <dc:creator>wzxwzx2003113@163.com</dc:creator>
    <meta:creation-date>2025-02-16T02:55:00Z</meta:creation-date>
    <dc:date>2025-02-16T02:55:00Z</dc:date>
    <meta:template xlink:href="Normal.dotm" xlink:type="simple"/>
    <meta:editing-cycles>2</meta:editing-cycles>
    <meta:editing-duration>PT0S</meta:editing-duration>
    <meta:document-statistic meta:page-count="16" meta:paragraph-count="12" meta:word-count="944" meta:character-count="6316" meta:row-count="44" meta:non-whitespace-character-count="5384"/>
  </office:meta>
</office:document-meta>
</file>